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5B2D58B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C_2b__2b_Manipulators" style:display-name="C++Manipulators" style:family="table">
      <style:table-properties style:width="6.2681in" table:align="margins"/>
    </style:style>
    <style:style style:name="C_2b__2b_Manipulators.A" style:display-name="C++Manipulators.A" style:family="table-column">
      <style:table-column-properties style:column-width="2.1875in" style:rel-column-width="22871*"/>
    </style:style>
    <style:style style:name="C_2b__2b_Manipulators.B" style:display-name="C++Manipulators.B" style:family="table-column">
      <style:table-column-properties style:column-width="4.0806in" style:rel-column-width="42664*"/>
    </style:style>
    <style:style style:name="C_2b__2b_Manipulators.A1" style:display-name="C++Manipulators.A1" style:family="table-cell">
      <style:table-cell-properties fo:padding="0.0382in" fo:border-left="0.0007in solid #000000" fo:border-right="none" fo:border-top="0.0007in solid #000000" fo:border-bottom="0.0007in solid #000000"/>
    </style:style>
    <style:style style:name="C_2b__2b_Manipulators.B1" style:display-name="C++Manipulators.B1" style:family="table-cell">
      <style:table-cell-properties fo:padding="0.0382in" fo:border="0.0007in solid #000000"/>
    </style:style>
    <style:style style:name="C_2b__2b_Manipulators.A2" style:display-name="C++Manipulators.A2" style:family="table-cell">
      <style:table-cell-properties fo:padding="0.0382in" fo:border-left="0.0007in solid #000000" fo:border-right="none" fo:border-top="none" fo:border-bottom="0.0007in solid #000000"/>
    </style:style>
    <style:style style:name="C_2b__2b_Manipulators.B2" style:display-name="C++Manipulators.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16pt" style:font-size-asian="16pt" style:font-size-complex="16pt"/>
    </style:style>
    <style:style style:name="P3"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4" style:family="paragraph" style:parent-style-name="Standard" style:master-page-name="">
      <style:paragraph-properties fo:orphans="0" fo:widows="0" style:page-number="auto"/>
    </style:style>
    <style:style style:name="P5" style:family="paragraph" style:parent-style-name="Standard" style:list-style-name="L1"/>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02in" svg:y="10.1902in" svg:width="0.9165in" svg:height="0.3228in" draw:z-index="0">
        <draw:image xlink:href="Pictures/10000000000000580000001F5B2D58B4.png" xlink:type="simple" xlink:show="embed" xlink:actuate="onLoad"/>
      </draw:frame>
      <text:p text:style-name="P3"/>
      <text:p text:style-name="P1"/>
      <text:p text:style-name="P1"/>
      <text:p text:style-name="P1"/>
      <text:p text:style-name="P1"/>
      <text:p text:style-name="P1"/>
      <text:p text:style-name="P1"/>
      <text:p text:style-name="P1"/>
      <text:p text:style-name="P1"/>
      <text:p text:style-name="P1"/>
      <text:p text:style-name="P1"/>
      <text:p text:style-name="P1">Programming with Haiku</text:p>
      <text:p text:style-name="P2"/>
      <text:p text:style-name="P2">Lesson 3</text:p>
      <text:p text:style-name="P2"/>
      <text:p text:style-name="P2">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ll material © 2010 DarkWyrm</text:p>
      <text:p text:style-name="Standard"><text:soft-page-break/>In this final lesson on the C++ language, we will be learning about another way to handle errors using language constructs called exceptions and object-oriented file manipulation using streams.</text:p>
      <text:h text:style-name="Heading_20_2" text:outline-level="2">C++ Input / Output Streams</text:h>
      <text:p text:style-name="Standard">C developers are quite familiar with using <text:span text:style-name="Code">open()</text:span>, <text:span text:style-name="Code">close()</text:span>, <text:span text:style-name="Code">fprintf()</text:span>, and a host of other functions to read and write files and print text to the screen. C++ developers have a similar set of language constructs which make for clearer file operations. You might remember that the BString class overloads the <text:span text:style-name="Code">&lt;&lt;</text:span> operator to append information as a string. That usage comes from how C++ deals with file operations.</text:p>
      <text:p text:style-name="Standard"/>
      <text:p text:style-name="Standard">The way that C++ interacts with I/O streams is more flexible and looks less cluttered. It uses double arrow operators for interaction with streams. <text:span text:style-name="Code">&lt;&lt;</text:span> is used for writing to a stream and <text:span text:style-name="Code">&gt;&gt;</text:span> is used for reading. The standard pipes <text:span text:style-name="Code">stdout</text:span>, <text:span text:style-name="Code">stdin</text:span>, and <text:span text:style-name="Code">stderr</text:span> have been replaced with <text:span text:style-name="Code">cout</text:span>, <text:span text:style-name="Code">cin</text:span>, and <text:span text:style-name="Code">cerr</text:span>, respectively, plus an additional output stream for logging, <text:span text:style-name="Code">clog</text:span>. Their capabilities and uses have not changed, however. The collection of functions have been turned into methods which can be overloaded when necessary. In short, the C++ way makes it possible to learn a small set of methods which are much more flexible than their C counterparts.</text:p>
      <text:p text:style-name="Standard"/>
      <text:p text:style-name="Standard">Let's compare the two ways of working with files. Here is an example of a C++ program which uses C functions to read a file and print it to console.</text:p>
      <text:p text:style-name="Standard"/>
      <text:p text:style-name="CodeBlock"><text:span text:style-name="comment1_5f_cpp">#include &lt;stdio.h&gt; </text:span></text:p>
      <text:p text:style-name="CodeBlock"/>
      <text:p text:style-name="CodeBlock"><text:span text:style-name="keyword3_5f_cpp">int</text:span> </text:p>
      <text:p text:style-name="CodeBlock">FileExists<text:span text:style-name="symbol0_5f_cpp">(</text:span><text:span text:style-name="keyword3_5f_cpp">const</text:span> <text:span text:style-name="keyword3_5f_cpp">char</text:span> <text:span text:style-name="symbol2_5f_cpp">*</text:span>path<text:span text:style-name="symbol0_5f_cpp">)</text:span> </text:p>
      <text:p text:style-name="CodeBlock"><text:span text:style-name="symbol0_5f_cpp">{</text:span> </text:p>
      <text:p text:style-name="CodeBlock"><text:tab/><text:span text:style-name="comment0_5f_cpp">// This function tests for the existence of a file by trying </text:span></text:p>
      <text:p text:style-name="CodeBlock"><text:tab/><text:span text:style-name="comment0_5f_cpp">// to open it. There are better ways of doing this, but this </text:span></text:p>
      <text:p text:style-name="CodeBlock"><text:tab/><text:span text:style-name="comment0_5f_cpp">// will work well enough for our purposes for the moment. </text:span></text:p>
      <text:p text:style-name="CodeBlock"><text:tab/></text:p>
      <text:p text:style-name="CodeBlock"><text:tab/><text:span text:style-name="comment0_5f_cpp">// If we were given a NULL pointer, we will return a -1 to </text:span></text:p>
      <text:p text:style-name="CodeBlock"><text:tab/><text:span text:style-name="comment0_5f_cpp">// indicate an error condition. </text:span></text:p>
      <text:p text:style-name="CodeBlock"><text:tab/><text:span text:style-name="keyword0_5f_cpp">if</text:span> <text:span text:style-name="symbol0_5f_cpp">(</text:span><text:span text:style-name="symbol3_5f_cpp">!</text:span>path<text:span text:style-name="symbol0_5f_cpp">)</text:span> </text:p>
      <text:p text:style-name="CodeBlock"><text:tab/><text:tab/><text:span text:style-name="keyword0_5f_cpp">return</text:span> <text:span text:style-name="symbol2_5f_cpp">-</text:span><text:span text:style-name="number_5f_cpp">1</text:span><text:span text:style-name="symbol4_5f_cpp">;</text:span> </text:p>
      <text:p text:style-name="CodeBlock"><text:tab/></text:p>
      <text:p text:style-name="CodeBlock"><text:tab/><text:span text:style-name="comment0_5f_cpp">// Attempt to open the file for reading.</text:span></text:p>
      <text:p text:style-name="CodeBlock"><text:tab/><text:span text:style-name="keyword3_5f_cpp">FILE</text:span> <text:span text:style-name="symbol2_5f_cpp">*</text:span><text:span text:style-name="keyword3_5f_cpp">file</text:span> <text:span text:style-name="symbol1_5f_cpp">=</text:span> <text:span text:style-name="keyword2_5f_cpp">fopen</text:span><text:span text:style-name="symbol0_5f_cpp">(</text:span>path,<text:span text:style-name="string_5f_cpp">"r"</text:span><text:span text:style-name="symbol0_5f_cpp">)</text:span><text:span text:style-name="symbol4_5f_cpp">;</text:span> </text:p>
      <text:p text:style-name="CodeBlock"><text:tab/></text:p>
      <text:p text:style-name="CodeBlock"><text:tab/><text:span text:style-name="comment0_5f_cpp">// Our return value will be 1 if the file exists and 0 if </text:span></text:p>
      <text:p text:style-name="CodeBlock"><text:tab/><text:span text:style-name="comment0_5f_cpp">// it doesn't. ferror() will return a nonzero result if </text:span></text:p>
      <text:p text:style-name="CodeBlock"><text:tab/><text:span text:style-name="comment0_5f_cpp">// there was a problem opening the file and a 0 if the file </text:span></text:p>
      <text:p text:style-name="CodeBlock"><text:tab/><text:span text:style-name="comment0_5f_cpp">// opened OK. </text:span></text:p>
      <text:p text:style-name="CodeBlock"><text:tab/><text:span text:style-name="keyword3_5f_cpp">int</text:span> returnValue<text:span text:style-name="symbol4_5f_cpp">;</text:span> </text:p>
      <text:p text:style-name="CodeBlock"/>
      <text:p text:style-name="CodeBlock"><text:tab/><text:span text:style-name="comment0_5f_cpp">// ferror will crash if given a NULL pointer.</text:span></text:p>
      <text:p text:style-name="CodeBlock"><text:tab/><text:span text:style-name="keyword0_5f_cpp">if</text:span> <text:span text:style-name="symbol0_5f_cpp">(</text:span><text:span text:style-name="symbol3_5f_cpp">!</text:span><text:span text:style-name="keyword3_5f_cpp">file</text:span> <text:span text:style-name="symbol3_5f_cpp">||</text:span> <text:span text:style-name="keyword2_5f_cpp">ferror</text:span><text:span text:style-name="symbol0_5f_cpp">(</text:span><text:span text:style-name="keyword3_5f_cpp">file</text:span><text:span text:style-name="symbol0_5f_cpp">)</text:span> <text:span text:style-name="symbol3_5f_cpp">!</text:span><text:span text:style-name="symbol1_5f_cpp">=</text:span> <text:span text:style-name="number_5f_cpp">0</text:span><text:span text:style-name="symbol0_5f_cpp">)</text:span> </text:p>
      <text:p text:style-name="CodeBlock"><text:tab/><text:tab/>returnValue <text:span text:style-name="symbol1_5f_cpp">=</text:span> <text:span text:style-name="number_5f_cpp">0</text:span><text:span text:style-name="symbol4_5f_cpp">;</text:span> </text:p>
      <text:p text:style-name="CodeBlock"><text:tab/><text:span text:style-name="keyword0_5f_cpp">else</text:span> </text:p>
      <text:p text:style-name="CodeBlock"><text:tab/><text:span text:style-name="symbol0_5f_cpp">{</text:span> </text:p>
      <text:p text:style-name="CodeBlock"><text:tab/><text:tab/><text:span text:style-name="keyword2_5f_cpp">fclose</text:span><text:span text:style-name="symbol0_5f_cpp">(</text:span><text:span text:style-name="keyword3_5f_cpp">file</text:span><text:span text:style-name="symbol0_5f_cpp">)</text:span><text:span text:style-name="symbol4_5f_cpp">;</text:span> </text:p>
      <text:p text:style-name="CodeBlock"><text:tab/><text:tab/>returnValue <text:span text:style-name="symbol1_5f_cpp">=</text:span> <text:span text:style-name="number_5f_cpp">1</text:span><text:span text:style-name="symbol4_5f_cpp">;</text:span> </text:p>
      <text:p text:style-name="CodeBlock"><text:tab/><text:span text:style-name="symbol0_5f_cpp">}</text:span> </text:p>
      <text:p text:style-name="CodeBlock"><text:tab/> </text:p>
      <text:p text:style-name="CodeBlock"><text:soft-page-break/><text:tab/><text:span text:style-name="keyword0_5f_cpp">return</text:span> returnValue<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MakeTestFile<text:span text:style-name="symbol0_5f_cpp">(</text:span><text:span text:style-name="keyword3_5f_cpp">const</text:span> <text:span text:style-name="keyword3_5f_cpp">char</text:span> <text:span text:style-name="symbol2_5f_cpp">*</text:span>path<text:span text:style-name="symbol0_5f_cpp">)</text:span> </text:p>
      <text:p text:style-name="CodeBlock"><text:span text:style-name="symbol0_5f_cpp">{</text:span> </text:p>
      <text:p text:style-name="CodeBlock"><text:tab/><text:span text:style-name="comment0_5f_cpp">// Always check for NULL pointers when dealing with strings.</text:span></text:p>
      <text:p text:style-name="CodeBlock"><text:tab/><text:span text:style-name="keyword0_5f_cpp">if</text:span> <text:span text:style-name="symbol0_5f_cpp">(</text:span><text:span text:style-name="symbol3_5f_cpp">!</text:span>path<text:span text:style-name="symbol0_5f_cpp">)</text:span> </text:p>
      <text:p text:style-name="CodeBlock"><text:tab/><text:tab/><text:span text:style-name="keyword0_5f_cpp">return</text:span> <text:span text:style-name="symbol2_5f_cpp">-</text:span><text:span text:style-name="number_5f_cpp">1</text:span><text:span text:style-name="symbol4_5f_cpp">;</text:span> </text:p>
      <text:p text:style-name="CodeBlock"><text:tab/> </text:p>
      <text:p text:style-name="CodeBlock"><text:tab/><text:span text:style-name="comment0_5f_cpp">// Open the file and erase the contents if it already exists. </text:span></text:p>
      <text:p text:style-name="CodeBlock"><text:tab/><text:span text:style-name="keyword3_5f_cpp">FILE</text:span> <text:span text:style-name="symbol2_5f_cpp">*</text:span><text:span text:style-name="keyword3_5f_cpp">file</text:span> <text:span text:style-name="symbol1_5f_cpp">=</text:span> <text:span text:style-name="keyword2_5f_cpp">fopen</text:span><text:span text:style-name="symbol0_5f_cpp">(</text:span>path,<text:span text:style-name="string_5f_cpp">"w"</text:span><text:span text:style-name="symbol0_5f_cpp">)</text:span><text:span text:style-name="symbol4_5f_cpp">;</text:span> </text:p>
      <text:p text:style-name="CodeBlock"><text:tab/> </text:p>
      <text:p text:style-name="CodeBlock"><text:tab/><text:span text:style-name="keyword0_5f_cpp">if</text:span> <text:span text:style-name="symbol0_5f_cpp">(</text:span><text:span text:style-name="symbol3_5f_cpp">!</text:span><text:span text:style-name="keyword3_5f_cpp">file</text:span> <text:span text:style-name="symbol3_5f_cpp">||</text:span> <text:span text:style-name="keyword2_5f_cpp">ferror</text:span><text:span text:style-name="symbol0_5f_cpp">(</text:span><text:span text:style-name="keyword3_5f_cpp">file</text:span><text:span text:style-name="symbol0_5f_cpp">))</text:span> </text:p>
      <text:p text:style-name="CodeBlock"><text:tab/><text:span text:style-name="symbol0_5f_cpp">{</text:span> </text:p>
      <text:p text:style-name="CodeBlock"><text:tab/><text:tab/><text:span text:style-name="comment0_5f_cpp">// We have a different error code if we couldn't create the </text:span></text:p>
      <text:p text:style-name="CodeBlock"><text:tab/><text:tab/><text:span text:style-name="comment0_5f_cpp">// file. This makes it possible for us to know if we messed</text:span></text:p>
      <text:p text:style-name="CodeBlock"><text:span text:style-name="comment0_5f_cpp"><text:tab/><text:tab/>// up by passing a NULL pointer or if there was a</text:span></text:p>
      <text:p text:style-name="CodeBlock"><text:span text:style-name="comment0_5f_cpp"><text:tab/><text:tab/>// file-related error. </text:span></text:p>
      <text:p text:style-name="CodeBlock"><text:tab/><text:tab/><text:span text:style-name="keyword2_5f_cpp">fprintf</text:span><text:span text:style-name="symbol0_5f_cpp">(</text:span><text:span text:style-name="keyword1_5f_cpp">stderr</text:span>,<text:span text:style-name="string_5f_cpp">"Couldn't create the file %s</text:span><text:span text:style-name="escaped_5f_cpp">\n</text:span><text:span text:style-name="string_5f_cpp">"</text:span>,path<text:span text:style-name="symbol0_5f_cpp">)</text:span><text:span text:style-name="symbol4_5f_cpp">;</text:span> </text:p>
      <text:p text:style-name="CodeBlock"><text:tab/><text:tab/><text:span text:style-name="keyword0_5f_cpp">return</text:span> <text:span text:style-name="number_5f_cpp">0</text:span><text:span text:style-name="symbol4_5f_cpp">;</text:span> </text:p>
      <text:p text:style-name="CodeBlock"><text:tab/><text:span text:style-name="symbol0_5f_cpp">}</text:span> </text:p>
      <text:p text:style-name="CodeBlock"><text:tab/></text:p>
      <text:p text:style-name="CodeBlock"><text:tab/><text:span text:style-name="comment0_5f_cpp">// The stream handles for stdout, stdin, and stderr are already</text:span></text:p>
      <text:p text:style-name="CodeBlock"><text:span text:style-name="comment0_5f_cpp"><text:tab/>// defined for us, so we can use them without any extra work, like</text:span></text:p>
      <text:p text:style-name="CodeBlock"><text:span text:style-name="comment0_5f_cpp"><text:tab/>// in the if() condition above.</text:span></text:p>
      <text:p text:style-name="CodeBlock"><text:tab/><text:span text:style-name="keyword2_5f_cpp">fprintf</text:span><text:span text:style-name="symbol0_5f_cpp">(</text:span><text:span text:style-name="keyword3_5f_cpp">file</text:span>,<text:span text:style-name="string_5f_cpp">"This is a file.</text:span><text:span text:style-name="escaped_5f_cpp">\n</text:span><text:span text:style-name="string_5f_cpp">This is only a file.</text:span><text:span text:style-name="escaped_5f_cpp">\n</text:span><text:span text:style-name="string_5f_cpp">"</text:span> </text:p>
      <text:p text:style-name="CodeBlock"><text:tab/><text:tab/><text:tab/><text:span text:style-name="string_5f_cpp">"Had this been a real emergency, do you think I'd "</text:span></text:p>
      <text:p text:style-name="CodeBlock"><text:span text:style-name="string_5f_cpp"><text:tab/><text:tab/><text:tab/>"be around to tell you?</text:span><text:span text:style-name="escaped_5f_cpp">\n</text:span><text:span text:style-name="string_5f_cpp">"</text:span><text:span text:style-name="symbol0_5f_cpp">)</text:span><text:span text:style-name="symbol4_5f_cpp">;</text:span> </text:p>
      <text:p text:style-name="CodeBlock"><text:tab/><text:span text:style-name="keyword2_5f_cpp">fclose</text:span><text:span text:style-name="symbol0_5f_cpp">(</text:span><text:span text:style-name="keyword3_5f_cpp">file</text:span><text:span text:style-name="symbol0_5f_cpp">)</text:span><text:span text:style-name="symbol4_5f_cpp">;</text:span> </text:p>
      <text:p text:style-name="CodeBlock"><text:tab/><text:span text:style-name="keyword0_5f_cpp">return</text:span> <text:span text:style-name="number_5f_cpp">1</text:span><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int</text:span> returnValue <text:span text:style-name="symbol1_5f_cpp">=</text:span> <text:span text:style-name="number_5f_cpp">0</text:span><text:span text:style-name="symbol4_5f_cpp">;</text:span> </text:p>
      <text:p text:style-name="CodeBlock"><text:tab/> </text:p>
      <text:p text:style-name="CodeBlock"><text:tab/><text:span text:style-name="comment0_5f_cpp">// Let's use a test file in /boot/home called MyTestFile.txt. </text:span></text:p>
      <text:p text:style-name="CodeBlock"><text:tab/><text:span text:style-name="keyword3_5f_cpp">const</text:span> <text:span text:style-name="keyword3_5f_cpp">char</text:span> <text:span text:style-name="symbol2_5f_cpp">*</text:span>filePath <text:span text:style-name="symbol1_5f_cpp">=</text:span> <text:span text:style-name="string_5f_cpp">"/boot/home/MyTestFile.txt"</text:span><text:span text:style-name="symbol4_5f_cpp">;</text:span> </text:p>
      <text:p text:style-name="CodeBlock"><text:tab/> </text:p>
      <text:p text:style-name="CodeBlock"><text:tab/><text:span text:style-name="comment0_5f_cpp">// Make the test file if it doesn't already exist and bail out of </text:span></text:p>
      <text:p text:style-name="CodeBlock"><text:tab/><text:span text:style-name="comment0_5f_cpp">// our program entirely if there is a problem creating it. </text:span></text:p>
      <text:p text:style-name="CodeBlock"><text:tab/><text:span text:style-name="keyword0_5f_cpp">if</text:span> <text:span text:style-name="symbol0_5f_cpp">(</text:span><text:span text:style-name="symbol3_5f_cpp">!</text:span>FileExists<text:span text:style-name="symbol0_5f_cpp">(</text:span>filePath<text:span text:style-name="symbol0_5f_cpp">))</text:span> </text:p>
      <text:p text:style-name="CodeBlock"><text:tab/><text:span text:style-name="symbol0_5f_cpp">{</text:span> </text:p>
      <text:p text:style-name="CodeBlock"><text:tab/><text:tab/>returnValue <text:span text:style-name="symbol1_5f_cpp">=</text:span> MakeTestFile<text:span text:style-name="symbol0_5f_cpp">(</text:span>filePath<text:span text:style-name="symbol0_5f_cpp">)</text:span><text:span text:style-name="symbol4_5f_cpp">;</text:span> </text:p>
      <text:p text:style-name="CodeBlock"><text:tab/><text:tab/><text:span text:style-name="keyword0_5f_cpp">if</text:span> <text:span text:style-name="symbol0_5f_cpp">(</text:span>returnValue <text:span text:style-name="symbol3_5f_cpp">!</text:span><text:span text:style-name="symbol1_5f_cpp">=</text:span> <text:span text:style-name="number_5f_cpp">1</text:span><text:span text:style-name="symbol0_5f_cpp">)</text:span> </text:p>
      <text:p text:style-name="CodeBlock"><text:tab/><text:tab/><text:tab/><text:span text:style-name="keyword0_5f_cpp">return</text:span> returnValue<text:span text:style-name="symbol4_5f_cpp">;</text:span> </text:p>
      <text:p text:style-name="CodeBlock"><text:tab/><text:span text:style-name="symbol0_5f_cpp">}</text:span> </text:p>
      <text:p text:style-name="CodeBlock"><text:tab/></text:p>
      <text:p text:style-name="CodeBlock"><text:tab/></text:p>
      <text:p text:style-name="CodeBlock"><text:tab/><text:span text:style-name="keyword2_5f_cpp">printf</text:span><text:span text:style-name="symbol0_5f_cpp">(</text:span><text:span text:style-name="string_5f_cpp">"Printing file %s:</text:span><text:span text:style-name="escaped_5f_cpp">\n</text:span><text:span text:style-name="string_5f_cpp">"</text:span>,filePath<text:span text:style-name="symbol0_5f_cpp">)</text:span><text:span text:style-name="symbol4_5f_cpp">;</text:span> </text:p>
      <text:p text:style-name="CodeBlock"><text:tab/> </text:p>
      <text:p text:style-name="CodeBlock"><text:tab/><text:span text:style-name="comment0_5f_cpp">// We got this far, so it's safe to print the file</text:span></text:p>
      <text:p text:style-name="CodeBlock"><text:tab/><text:span text:style-name="keyword3_5f_cpp">FILE</text:span> <text:span text:style-name="symbol2_5f_cpp">*</text:span><text:span text:style-name="keyword3_5f_cpp">file</text:span> <text:span text:style-name="symbol1_5f_cpp">=</text:span> <text:span text:style-name="keyword2_5f_cpp">fopen</text:span><text:span text:style-name="symbol0_5f_cpp">(</text:span>filePath,<text:span text:style-name="string_5f_cpp">"r"</text:span><text:span text:style-name="symbol0_5f_cpp">)</text:span><text:span text:style-name="symbol4_5f_cpp">;</text:span> </text:p>
      <text:p text:style-name="CodeBlock"><text:tab/> </text:p>
      <text:p text:style-name="CodeBlock"><text:tab/><text:span text:style-name="keyword0_5f_cpp">if</text:span> <text:span text:style-name="symbol0_5f_cpp">(</text:span><text:span text:style-name="symbol3_5f_cpp">!</text:span><text:span text:style-name="keyword3_5f_cpp">file</text:span> <text:span text:style-name="symbol3_5f_cpp">||</text:span> <text:span text:style-name="keyword2_5f_cpp">ferror</text:span><text:span text:style-name="symbol0_5f_cpp">(</text:span><text:span text:style-name="keyword3_5f_cpp">file</text:span><text:span text:style-name="symbol0_5f_cpp">))</text:span> </text:p>
      <text:p text:style-name="CodeBlock"><text:soft-page-break/><text:tab/><text:span text:style-name="symbol0_5f_cpp">{</text:span> </text:p>
      <text:p text:style-name="CodeBlock"><text:tab/><text:tab/><text:span text:style-name="keyword2_5f_cpp">fprintf</text:span><text:span text:style-name="symbol0_5f_cpp">(</text:span><text:span text:style-name="keyword1_5f_cpp">stderr</text:span>,<text:span text:style-name="string_5f_cpp">"Couldn't print the file %s</text:span><text:span text:style-name="escaped_5f_cpp">\n</text:span><text:span text:style-name="string_5f_cpp">"</text:span>,filePath<text:span text:style-name="symbol0_5f_cpp">)</text:span><text:span text:style-name="symbol4_5f_cpp">;</text:span> </text:p>
      <text:p text:style-name="CodeBlock"><text:tab/><text:tab/><text:span text:style-name="keyword0_5f_cpp">return</text:span> <text:span text:style-name="number_5f_cpp">0</text:span><text:span text:style-name="symbol4_5f_cpp">;</text:span> </text:p>
      <text:p text:style-name="CodeBlock"><text:tab/><text:span text:style-name="symbol0_5f_cpp">}</text:span> </text:p>
      <text:p text:style-name="CodeBlock"><text:tab/> </text:p>
      <text:p text:style-name="CodeBlock"><text:tab/><text:span text:style-name="keyword3_5f_cpp">char</text:span> inString<text:span text:style-name="symbol0_5f_cpp">[</text:span><text:span text:style-name="number_5f_cpp">1024</text:span><text:span text:style-name="symbol0_5f_cpp">]</text:span><text:span text:style-name="symbol4_5f_cpp">;</text:span> </text:p>
      <text:p text:style-name="CodeBlock"><text:tab/> </text:p>
      <text:p text:style-name="CodeBlock"><text:tab/><text:span text:style-name="comment0_5f_cpp">// fgets will return a NULL pointer when it reaches the end of the </text:span></text:p>
      <text:p text:style-name="CodeBlock"><text:tab/><text:span text:style-name="comment0_5f_cpp">// file, so this little loop will print the entire file and quit </text:span></text:p>
      <text:p text:style-name="CodeBlock"><text:tab/><text:span text:style-name="comment0_5f_cpp">// at its end. </text:span></text:p>
      <text:p text:style-name="CodeBlock"><text:tab/><text:span text:style-name="keyword0_5f_cpp">while</text:span> <text:span text:style-name="symbol0_5f_cpp">(</text:span><text:span text:style-name="keyword2_5f_cpp">fgets</text:span><text:span text:style-name="symbol0_5f_cpp">(</text:span>inString,<text:span text:style-name="number_5f_cpp">1024</text:span>,<text:span text:style-name="keyword3_5f_cpp">file</text:span><text:span text:style-name="symbol0_5f_cpp">))</text:span> </text:p>
      <text:p text:style-name="CodeBlock"><text:tab/><text:tab/><text:span text:style-name="keyword2_5f_cpp">fprintf</text:span><text:span text:style-name="symbol0_5f_cpp">(</text:span><text:span text:style-name="keyword1_5f_cpp">stdout</text:span>,<text:span text:style-name="string_5f_cpp">"%s"</text:span>,inString<text:span text:style-name="symbol0_5f_cpp">)</text:span><text:span text:style-name="symbol4_5f_cpp">;</text:span> </text:p>
      <text:p text:style-name="CodeBlock"><text:tab/> </text:p>
      <text:p text:style-name="CodeBlock"><text:tab/><text:span text:style-name="keyword2_5f_cpp">fclose</text:span><text:span text:style-name="symbol0_5f_cpp">(</text:span><text:span text:style-name="keyword3_5f_cpp">file</text:span><text:span text:style-name="symbol0_5f_cpp">)</text:span><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Standard"/>
      <text:p text:style-name="Standard">If this program were to be rewritten in C++, it might look something like this:</text:p>
      <text:p text:style-name="Standard"/>
      <text:p text:style-name="CodeBlock"><text:span text:style-name="comment1_5f_cpp">#include &lt;fstream&gt; </text:span></text:p>
      <text:p text:style-name="CodeBlock"><text:span text:style-name="comment1_5f_cpp">#include &lt;iostream&gt; </text:span></text:p>
      <text:p text:style-name="CodeBlock"/>
      <text:p text:style-name="CodeBlock"><text:span text:style-name="keyword1_5f_cpp">using</text:span> <text:span text:style-name="keyword1_5f_cpp">namespace</text:span> std<text:span text:style-name="symbol4_5f_cpp">;</text:span> </text:p>
      <text:p text:style-name="CodeBlock"/>
      <text:p text:style-name="CodeBlock"><text:span text:style-name="keyword3_5f_cpp">int</text:span> </text:p>
      <text:p text:style-name="CodeBlock">FileExists<text:span text:style-name="symbol0_5f_cpp">(</text:span>string path<text:span text:style-name="symbol0_5f_cpp">)</text:span> </text:p>
      <text:p text:style-name="CodeBlock"><text:span text:style-name="symbol0_5f_cpp">{</text:span> </text:p>
      <text:p text:style-name="CodeBlock"><text:tab/><text:span text:style-name="comment0_5f_cpp">// This function tests for the existence of a file by trying </text:span></text:p>
      <text:p text:style-name="CodeBlock"><text:tab/><text:span text:style-name="comment0_5f_cpp">// to open it. There are better ways of doing this, but this </text:span></text:p>
      <text:p text:style-name="CodeBlock"><text:tab/><text:span text:style-name="comment0_5f_cpp">// will work well enough for our purposes for the moment. </text:span></text:p>
      <text:p text:style-name="CodeBlock"><text:tab/> </text:p>
      <text:p text:style-name="CodeBlock"><text:tab/><text:span text:style-name="keyword0_5f_cpp">if</text:span> <text:span text:style-name="symbol0_5f_cpp">(</text:span>path.<text:span text:style-name="member0_5f_cpp">empty</text:span><text:span text:style-name="symbol0_5f_cpp">())</text:span> </text:p>
      <text:p text:style-name="CodeBlock"><text:tab/><text:tab/><text:span text:style-name="keyword0_5f_cpp">return</text:span> <text:span text:style-name="symbol2_5f_cpp">-</text:span><text:span text:style-name="number_5f_cpp">1</text:span><text:span text:style-name="symbol4_5f_cpp">;</text:span> </text:p>
      <text:p text:style-name="CodeBlock"><text:tab/> </text:p>
      <text:p text:style-name="CodeBlock"><text:tab/><text:span text:style-name="comment0_5f_cpp">// Attempt to open the file for reading</text:span></text:p>
      <text:p text:style-name="CodeBlock"><text:tab/>ifstream <text:span text:style-name="keyword3_5f_cpp">file</text:span><text:span text:style-name="symbol4_5f_cpp">;</text:span> </text:p>
      <text:p text:style-name="CodeBlock"><text:tab/><text:span text:style-name="keyword3_5f_cpp">file</text:span>.<text:span text:style-name="member0_5f_cpp">open</text:span><text:span text:style-name="symbol0_5f_cpp">(</text:span>path.<text:span text:style-name="member0_5f_cpp">c_str</text:span><text:span text:style-name="symbol0_5f_cpp">())</text:span><text:span text:style-name="symbol4_5f_cpp">;</text:span> </text:p>
      <text:p text:style-name="CodeBlock"><text:tab/> </text:p>
      <text:p text:style-name="CodeBlock"><text:tab/><text:span text:style-name="comment0_5f_cpp">// good() returns true if everything's hunky-dory with our file. </text:span></text:p>
      <text:p text:style-name="CodeBlock"><text:tab/><text:span text:style-name="keyword0_5f_cpp">return</text:span> <text:span text:style-name="keyword3_5f_cpp">file</text:span>.<text:span text:style-name="member0_5f_cpp">good</text:span><text:span text:style-name="symbol0_5f_cpp">()</text:span><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MakeTestFile<text:span text:style-name="symbol0_5f_cpp">(</text:span>string path<text:span text:style-name="symbol0_5f_cpp">)</text:span> </text:p>
      <text:p text:style-name="CodeBlock"><text:span text:style-name="symbol0_5f_cpp">{</text:span> </text:p>
      <text:p text:style-name="CodeBlock"><text:tab/><text:span text:style-name="comment0_5f_cpp">// Always check for NULL pointers when dealing with strings. </text:span></text:p>
      <text:p text:style-name="CodeBlock"><text:tab/><text:span text:style-name="keyword0_5f_cpp">if</text:span> <text:span text:style-name="symbol0_5f_cpp">(</text:span>path.<text:span text:style-name="member0_5f_cpp">empty</text:span><text:span text:style-name="symbol0_5f_cpp">())</text:span> </text:p>
      <text:p text:style-name="CodeBlock"><text:tab/><text:tab/><text:span text:style-name="keyword0_5f_cpp">return</text:span> <text:span text:style-name="symbol2_5f_cpp">-</text:span><text:span text:style-name="number_5f_cpp">1</text:span><text:span text:style-name="symbol4_5f_cpp">;</text:span> </text:p>
      <text:p text:style-name="CodeBlock"><text:tab/> </text:p>
      <text:p text:style-name="CodeBlock"><text:tab/><text:span text:style-name="comment0_5f_cpp">// Open the file and erase the contents if it already exists. </text:span></text:p>
      <text:p text:style-name="CodeBlock"><text:tab/>ofstream outFile<text:span text:style-name="symbol4_5f_cpp">;</text:span> </text:p>
      <text:p text:style-name="CodeBlock"><text:tab/>outFile.<text:span text:style-name="member0_5f_cpp">open</text:span><text:span text:style-name="symbol0_5f_cpp">(</text:span>path.<text:span text:style-name="member0_5f_cpp">c_str</text:span><text:span text:style-name="symbol0_5f_cpp">())</text:span><text:span text:style-name="symbol4_5f_cpp">;</text:span> </text:p>
      <text:p text:style-name="CodeBlock"><text:tab/> </text:p>
      <text:p text:style-name="CodeBlock"><text:tab/><text:span text:style-name="comment0_5f_cpp">// Check to see if we hit any problems. </text:span></text:p>
      <text:p text:style-name="CodeBlock"><text:tab/><text:span text:style-name="keyword0_5f_cpp">if</text:span> <text:span text:style-name="symbol0_5f_cpp">(</text:span><text:span text:style-name="symbol3_5f_cpp">!</text:span>outFile<text:span text:style-name="symbol0_5f_cpp">)</text:span> </text:p>
      <text:p text:style-name="CodeBlock"><text:tab/><text:span text:style-name="symbol0_5f_cpp">{</text:span> </text:p>
      <text:p text:style-name="CodeBlock"><text:tab/><text:tab/><text:span text:style-name="comment0_5f_cpp">// The endl constant is a special constant which represents </text:span></text:p>
      <text:p text:style-name="CodeBlock"><text:soft-page-break/><text:tab/><text:tab/><text:span text:style-name="comment0_5f_cpp">// an end-of-line character. By using the endl constant </text:span></text:p>
      <text:p text:style-name="CodeBlock"><text:tab/><text:tab/><text:span text:style-name="comment0_5f_cpp">// instead of just a '\n' sequence, we are programming for </text:span></text:p>
      <text:p text:style-name="CodeBlock"><text:tab/><text:tab/><text:span text:style-name="comment0_5f_cpp">// portability without thinking about it. </text:span></text:p>
      <text:p text:style-name="CodeBlock"><text:tab/><text:tab/><text:span text:style-name="keyword2_5f_cpp">cerr</text:span> <text:span text:style-name="symbol1_5f_cpp">&lt;&lt;</text:span> <text:span text:style-name="string_5f_cpp">"Couldn't create the file "</text:span> <text:span text:style-name="symbol1_5f_cpp">&lt;&lt;</text:span> path <text:span text:style-name="symbol1_5f_cpp">&lt;&lt;</text:span> endl<text:span text:style-name="symbol4_5f_cpp">;</text:span> </text:p>
      <text:p text:style-name="CodeBlock"><text:tab/><text:tab/><text:span text:style-name="keyword0_5f_cpp">return</text:span> <text:span text:style-name="number_5f_cpp">0</text:span><text:span text:style-name="symbol4_5f_cpp">;</text:span> </text:p>
      <text:p text:style-name="CodeBlock"><text:tab/><text:span text:style-name="symbol0_5f_cpp">}</text:span> </text:p>
      <text:p text:style-name="CodeBlock"><text:tab/> </text:p>
      <text:p text:style-name="CodeBlock"><text:tab/>outFile<text:tab/><text:span text:style-name="symbol1_5f_cpp">&lt;&lt;</text:span> <text:span text:style-name="string_5f_cpp">"This is a file."</text:span> <text:span text:style-name="symbol1_5f_cpp">&lt;&lt;</text:span> endl </text:p>
      <text:p text:style-name="CodeBlock"><text:tab/><text:tab/><text:tab/><text:span text:style-name="symbol1_5f_cpp">&lt;&lt;</text:span> <text:span text:style-name="string_5f_cpp">"This is only a file."</text:span> <text:span text:style-name="symbol1_5f_cpp">&lt;&lt;</text:span> endl </text:p>
      <text:p text:style-name="CodeBlock"><text:tab/><text:tab/><text:tab/><text:span text:style-name="symbol1_5f_cpp">&lt;&lt;</text:span> <text:span text:style-name="string_5f_cpp">"Had this been a real emergency, do you think I'd "</text:span> </text:p>
      <text:p text:style-name="CodeBlock"><text:tab/><text:tab/><text:tab/><text:tab/><text:span text:style-name="string_5f_cpp">"be around to tell you?"</text:span> <text:span text:style-name="symbol1_5f_cpp">&lt;&lt;</text:span> endl<text:span text:style-name="symbol4_5f_cpp">;</text:span> </text:p>
      <text:p text:style-name="CodeBlock"><text:tab/> </text:p>
      <text:p text:style-name="CodeBlock"><text:tab/>outFile.<text:span text:style-name="member0_5f_cpp">close</text:span><text:span text:style-name="symbol0_5f_cpp">()</text:span><text:span text:style-name="symbol4_5f_cpp">;</text:span> </text:p>
      <text:p text:style-name="CodeBlock"><text:tab/><text:span text:style-name="keyword0_5f_cpp">return</text:span> <text:span text:style-name="number_5f_cpp">1</text:span><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3_5f_cpp">int</text:span> returnValue <text:span text:style-name="symbol1_5f_cpp">=</text:span> <text:span text:style-name="number_5f_cpp">0</text:span><text:span text:style-name="symbol4_5f_cpp">;</text:span> </text:p>
      <text:p text:style-name="CodeBlock"><text:tab/> </text:p>
      <text:p text:style-name="CodeBlock"><text:tab/><text:span text:style-name="comment0_5f_cpp">// Let's use a test file in /boot/home called MyTestFile.txt. </text:span></text:p>
      <text:p text:style-name="CodeBlock"><text:tab/>string filePath<text:span text:style-name="symbol0_5f_cpp">(</text:span><text:span text:style-name="string_5f_cpp">"/boot/home/MyTestFile.txt"</text:span><text:span text:style-name="symbol0_5f_cpp">)</text:span><text:span text:style-name="symbol4_5f_cpp">;</text:span> </text:p>
      <text:p text:style-name="CodeBlock"><text:tab/> </text:p>
      <text:p text:style-name="CodeBlock"><text:tab/><text:span text:style-name="comment0_5f_cpp">// Make the test file if it doesn't already exist and bail out of </text:span></text:p>
      <text:p text:style-name="CodeBlock"><text:tab/><text:span text:style-name="comment0_5f_cpp">// our program entirely if there is a problem creating it. </text:span></text:p>
      <text:p text:style-name="CodeBlock"><text:tab/><text:span text:style-name="keyword0_5f_cpp">if</text:span> <text:span text:style-name="symbol0_5f_cpp">(</text:span><text:span text:style-name="symbol3_5f_cpp">!</text:span>FileExists<text:span text:style-name="symbol0_5f_cpp">(</text:span>filePath<text:span text:style-name="symbol0_5f_cpp">))</text:span> </text:p>
      <text:p text:style-name="CodeBlock"><text:tab/><text:span text:style-name="symbol0_5f_cpp">{</text:span> </text:p>
      <text:p text:style-name="CodeBlock"><text:tab/><text:tab/>returnValue <text:span text:style-name="symbol1_5f_cpp">=</text:span> MakeTestFile<text:span text:style-name="symbol0_5f_cpp">(</text:span>filePath<text:span text:style-name="symbol0_5f_cpp">)</text:span><text:span text:style-name="symbol4_5f_cpp">;</text:span> </text:p>
      <text:p text:style-name="CodeBlock"><text:tab/><text:tab/><text:span text:style-name="keyword0_5f_cpp">if</text:span> <text:span text:style-name="symbol0_5f_cpp">(</text:span>returnValue <text:span text:style-name="symbol3_5f_cpp">!</text:span><text:span text:style-name="symbol1_5f_cpp">=</text:span> <text:span text:style-name="number_5f_cpp">1</text:span><text:span text:style-name="symbol0_5f_cpp">)</text:span> </text:p>
      <text:p text:style-name="CodeBlock"><text:tab/><text:tab/><text:tab/><text:span text:style-name="keyword0_5f_cpp">return</text:span> returnValue<text:span text:style-name="symbol4_5f_cpp">;</text:span> </text:p>
      <text:p text:style-name="CodeBlock"><text:tab/><text:span text:style-name="symbol0_5f_cpp">}</text:span> </text:p>
      <text:p text:style-name="CodeBlock"><text:tab/> </text:p>
      <text:p text:style-name="CodeBlock"><text:tab/><text:span text:style-name="keyword2_5f_cpp">cout</text:span> <text:span text:style-name="symbol1_5f_cpp">&lt;&lt;</text:span> <text:span text:style-name="string_5f_cpp">"Printing file "</text:span> <text:span text:style-name="symbol1_5f_cpp">&lt;&lt;</text:span> filePath <text:span text:style-name="symbol1_5f_cpp">&lt;&lt;</text:span> <text:span text:style-name="string_5f_cpp">": "</text:span> <text:span text:style-name="symbol1_5f_cpp">&lt;&lt;</text:span> endl<text:span text:style-name="symbol4_5f_cpp">;</text:span> </text:p>
      <text:p text:style-name="CodeBlock"><text:tab/> </text:p>
      <text:p text:style-name="CodeBlock"><text:tab/><text:span text:style-name="comment0_5f_cpp">// We got this far, so it's safe to print the file.</text:span></text:p>
      <text:p text:style-name="CodeBlock"><text:tab/>ifstream inFile<text:span text:style-name="symbol4_5f_cpp">;</text:span> </text:p>
      <text:p text:style-name="CodeBlock"><text:tab/>inFile.<text:span text:style-name="member0_5f_cpp">open</text:span><text:span text:style-name="symbol0_5f_cpp">(</text:span>filePath.<text:span text:style-name="member0_5f_cpp">c_str</text:span><text:span text:style-name="symbol0_5f_cpp">())</text:span><text:span text:style-name="symbol4_5f_cpp">;</text:span> </text:p>
      <text:p text:style-name="CodeBlock"><text:tab/> </text:p>
      <text:p text:style-name="CodeBlock"><text:tab/><text:span text:style-name="keyword0_5f_cpp">if</text:span> <text:span text:style-name="symbol0_5f_cpp">(</text:span><text:span text:style-name="symbol3_5f_cpp">!</text:span>inFile<text:span text:style-name="symbol0_5f_cpp">)</text:span> </text:p>
      <text:p text:style-name="CodeBlock"><text:tab/><text:span text:style-name="symbol0_5f_cpp">{</text:span> </text:p>
      <text:p text:style-name="CodeBlock"><text:tab/><text:tab/><text:span text:style-name="keyword2_5f_cpp">cerr</text:span> <text:span text:style-name="symbol1_5f_cpp">&lt;&lt;</text:span> <text:span text:style-name="string_5f_cpp">"Couldn't print the file %s"</text:span> <text:span text:style-name="symbol1_5f_cpp">&lt;&lt;</text:span> filePath <text:span text:style-name="symbol1_5f_cpp">&lt;&lt;</text:span> endl<text:span text:style-name="symbol4_5f_cpp">;</text:span> </text:p>
      <text:p text:style-name="CodeBlock"><text:tab/><text:tab/><text:span text:style-name="keyword0_5f_cpp">return</text:span> <text:span text:style-name="number_5f_cpp">0</text:span><text:span text:style-name="symbol4_5f_cpp">;</text:span> </text:p>
      <text:p text:style-name="CodeBlock"><text:tab/><text:span text:style-name="symbol0_5f_cpp">}</text:span> </text:p>
      <text:p text:style-name="CodeBlock"><text:tab/></text:p>
      <text:p text:style-name="CodeBlock"><text:tab/>string inString<text:span text:style-name="symbol4_5f_cpp">;</text:span> </text:p>
      <text:p text:style-name="CodeBlock"><text:tab/> </text:p>
      <text:p text:style-name="CodeBlock"><text:tab/>getline<text:span text:style-name="symbol0_5f_cpp">(</text:span>inFile, inString<text:span text:style-name="symbol0_5f_cpp">)</text:span><text:span text:style-name="symbol4_5f_cpp">;</text:span> </text:p>
      <text:p text:style-name="CodeBlock"><text:tab/><text:span text:style-name="keyword0_5f_cpp">while</text:span> <text:span text:style-name="symbol0_5f_cpp">(</text:span><text:span text:style-name="symbol3_5f_cpp">!</text:span>inString.<text:span text:style-name="member0_5f_cpp">empty</text:span><text:span text:style-name="symbol0_5f_cpp">())</text:span> </text:p>
      <text:p text:style-name="CodeBlock"><text:tab/><text:span text:style-name="symbol0_5f_cpp">{</text:span> </text:p>
      <text:p text:style-name="CodeBlock"><text:tab/><text:tab/><text:span text:style-name="comment0_5f_cpp">// getline() strips end-of-line characters, so we need to </text:span></text:p>
      <text:p text:style-name="CodeBlock"><text:tab/><text:tab/><text:span text:style-name="comment0_5f_cpp">// add one. </text:span></text:p>
      <text:p text:style-name="CodeBlock"><text:tab/><text:tab/><text:span text:style-name="keyword2_5f_cpp">cout</text:span> <text:span text:style-name="symbol1_5f_cpp">&lt;&lt;</text:span> inString <text:span text:style-name="symbol1_5f_cpp">&lt;&lt;</text:span> endl<text:span text:style-name="symbol4_5f_cpp">;</text:span> </text:p>
      <text:p text:style-name="CodeBlock"><text:tab/><text:tab/>getline<text:span text:style-name="symbol0_5f_cpp">(</text:span>inFile, inString<text:span text:style-name="symbol0_5f_cpp">)</text:span><text:span text:style-name="symbol4_5f_cpp">;</text:span> </text:p>
      <text:p text:style-name="CodeBlock"><text:tab/><text:span text:style-name="symbol0_5f_cpp">}</text:span> </text:p>
      <text:p text:style-name="CodeBlock"><text:tab/> </text:p>
      <text:p text:style-name="CodeBlock"><text:tab/>inFile.<text:span text:style-name="member0_5f_cpp">close</text:span><text:span text:style-name="symbol0_5f_cpp">()</text:span><text:span text:style-name="symbol4_5f_cpp">;</text:span> </text:p>
      <text:p text:style-name="CodeBlock"><text:tab/> </text:p>
      <text:p text:style-name="CodeBlock"><text:soft-page-break/><text:tab/><text:span text:style-name="keyword0_5f_cpp">return</text:span> <text:span text:style-name="number_5f_cpp">0</text:span><text:span text:style-name="symbol4_5f_cpp">;</text:span> </text:p>
      <text:p text:style-name="CodeBlock"><text:span text:style-name="symbol0_5f_cpp">}</text:span> </text:p>
      <text:p text:style-name="Standard"/>
      <text:p text:style-name="Standard">It looks a little strange, but both versions accomplish the same task. The difference is the potential to do more. The same interface can be used to operate on strings using the <text:span text:style-name="Code">istringstream</text:span> and <text:span text:style-name="Code">ostringstream</text:span> classes. New <text:span text:style-name="Code">iostream</text:span> subclasses can be created to operate in new ways, and the <text:span text:style-name="Code">&lt;&lt;</text:span> and <text:span text:style-name="Code">&gt;&gt;</text:span> operators can be overloaded to better integrate our own classes with C++ streams. There are many cases where we can utilize methods which take the burden of memory management off our backs, such as <text:span text:style-name="Code">getline()</text:span>. Let's take a look at some of the methods available to us from the istream and ostream classes.</text:p>
      <text:h text:style-name="Heading_20_3" text:outline-level="3">istream Methods</text:h>
      <text:p text:style-name="Standard"/>
      <text:p text:style-name="CodeBlock">operator <text:span text:style-name="symbol1_5f_cpp">&gt;&gt;</text:span></text:p>
      <text:p text:style-name="Standard"/>
      <text:p text:style-name="Quotations">Extract information from the stream. This is similar to <text:span text:style-name="Code">fscanf()</text:span> or <text:span text:style-name="Code">sscanf().</text:span></text:p>
      <text:p text:style-name="CodeBlock">streamsize gcount<text:span text:style-name="symbol0_5f_cpp">()</text:span> <text:span text:style-name="keyword3_5f_cpp">const</text:span><text:span text:style-name="symbol4_5f_cpp">;</text:span></text:p>
      <text:p text:style-name="Standard"/>
      <text:p text:style-name="Quotations">Returns the number of bytes read during the last <text:span text:style-name="Code">get()</text:span> or <text:span text:style-name="Code">read()</text:span> operation.</text:p>
      <text:p text:style-name="CodeBlock"><text:span text:style-name="keyword3_5f_cpp">int</text:span> get<text:span text:style-name="symbol0_5f_cpp">()</text:span><text:span text:style-name="symbol4_5f_cpp">;</text:span></text:p>
      <text:p text:style-name="CodeBlock"><text:span text:style-name="keyword3_5f_cpp">int</text:span> peek<text:span text:style-name="symbol0_5f_cpp">()</text:span><text:span text:style-name="symbol4_5f_cpp">;</text:span></text:p>
      <text:p text:style-name="Standard"/>
      <text:p text:style-name="Quotations">Both methods get one character from the stream and return it. <text:span text:style-name="Code">peek()</text:span> does so without actually moving the stream read pointer.</text:p>
      <text:p text:style-name="CodeBlock">istream <text:span text:style-name="symbol3_5f_cpp">&amp;</text:span> get<text:span text:style-name="symbol0_5f_cpp">(</text:span><text:span text:style-name="keyword3_5f_cpp">char</text:span> <text:span text:style-name="symbol3_5f_cpp">&amp;</text:span>c<text:span text:style-name="symbol0_5f_cpp">)</text:span><text:span text:style-name="symbol4_5f_cpp">;</text:span></text:p>
      <text:p text:style-name="Standard"/>
      <text:p text:style-name="Quotations">Gets one character from the stream and places it in <text:span text:style-name="Code">c</text:span>.</text:p>
      <text:p text:style-name="CodeBlock">istream <text:span text:style-name="symbol3_5f_cpp">&amp;</text:span> get<text:span text:style-name="symbol0_5f_cpp">(</text:span><text:span text:style-name="keyword3_5f_cpp">char</text:span> <text:span text:style-name="symbol2_5f_cpp">*</text:span>string, streamsize count<text:span text:style-name="symbol0_5f_cpp">)</text:span><text:span text:style-name="symbol4_5f_cpp">;</text:span> </text:p>
      <text:p text:style-name="CodeBlock">istream <text:span text:style-name="symbol3_5f_cpp">&amp;</text:span> get<text:span text:style-name="symbol0_5f_cpp">(</text:span><text:span text:style-name="keyword3_5f_cpp">char</text:span> <text:span text:style-name="symbol2_5f_cpp">*</text:span>string, streamsize count, <text:span text:style-name="keyword3_5f_cpp">char</text:span> delimiter<text:span text:style-name="symbol0_5f_cpp">)</text:span><text:span text:style-name="symbol4_5f_cpp">;</text:span> </text:p>
      <text:p text:style-name="Standard"/>
      <text:p text:style-name="Quotations">Reads characters from the stream until one of the following conditions is met: it has read <text:span text:style-name="Code">count - 1</text:span> characters, it encounters the end of the file, or, in the case of the <text:span text:style-name="Code">delimiter</text:span> version, it encounters the delimiter character.</text:p>
      <text:p text:style-name="CodeBlock">istream <text:span text:style-name="symbol3_5f_cpp">&amp; </text:span>getline<text:span text:style-name="symbol0_5f_cpp">(</text:span><text:span text:style-name="keyword3_5f_cpp">char</text:span> <text:span text:style-name="symbol2_5f_cpp">*</text:span>string, streamsize count<text:span text:style-name="symbol0_5f_cpp">)</text:span><text:span text:style-name="symbol4_5f_cpp">;</text:span> </text:p>
      <text:p text:style-name="CodeBlock">istream <text:span text:style-name="symbol3_5f_cpp">&amp; </text:span>getline<text:span text:style-name="symbol0_5f_cpp">(</text:span><text:span text:style-name="keyword3_5f_cpp">char</text:span> <text:span text:style-name="symbol2_5f_cpp">*</text:span>string, streamsize count, <text:span text:style-name="keyword3_5f_cpp">char</text:span> delimiter<text:span text:style-name="symbol0_5f_cpp">)</text:span><text:span text:style-name="symbol4_5f_cpp">;</text:span></text:p>
      <text:p text:style-name="Standard"/>
      <text:p text:style-name="Quotations">Reads one line from the stream, up to <text:span text:style-name="Code">count</text:span> characters or until <text:span text:style-name="Code">delimiter</text:span> is encountered.</text:p>
      <text:p text:style-name="CodeBlock">istream <text:span text:style-name="symbol3_5f_cpp">&amp;</text:span> read<text:span text:style-name="symbol0_5f_cpp">(</text:span><text:span text:style-name="keyword3_5f_cpp">char</text:span> <text:span text:style-name="symbol2_5f_cpp">*buffer</text:span>, streamsize count<text:span text:style-name="symbol0_5f_cpp">)</text:span><text:span text:style-name="symbol4_5f_cpp">;</text:span></text:p>
      <text:p text:style-name="Standard"/>
      <text:p text:style-name="Quotations">Reads <text:span text:style-name="Code">count</text:span> bytes from the stream unless the end of the file is reached.</text:p>
      <text:p text:style-name="CodeBlock">streampos tellg<text:span text:style-name="symbol0_5f_cpp">()</text:span><text:span text:style-name="symbol4_5f_cpp">;</text:span> </text:p>
      <text:p text:style-name="CodeBlock">istream <text:span text:style-name="symbol3_5f_cpp">&amp;</text:span> seekg<text:span text:style-name="symbol0_5f_cpp">(</text:span>streampos position<text:span text:style-name="symbol0_5f_cpp">)</text:span><text:span text:style-name="symbol4_5f_cpp">;</text:span> </text:p>
      <text:p text:style-name="CodeBlock">istream <text:span text:style-name="symbol3_5f_cpp">&amp;</text:span> seekg<text:span text:style-name="symbol0_5f_cpp">(</text:span>streamoff offset, ios_base<text:span text:style-name="symbol4_5f_cpp">::</text:span><text:span text:style-name="member1_5f_cpp">seekdir</text:span> direction<text:span text:style-name="symbol0_5f_cpp">)</text:span><text:span text:style-name="symbol4_5f_cpp">;</text:span> </text:p>
      <text:p text:style-name="Standard"/>
      <text:p text:style-name="Quotations"><text:soft-page-break/>These methods get and set the position for the next <text:span text:style-name="Code">get()</text:span> call. The position to be set can be either absolute (<text:span text:style-name="Code">position</text:span>) or relative to the current one (<text:span text:style-name="Code">offset</text:span>, <text:span text:style-name="Code">direction</text:span>).</text:p>
      <text:h text:style-name="Heading_20_3" text:outline-level="3">ostream Methods</text:h>
      <text:p text:style-name="Standard"/>
      <text:p text:style-name="CodeBlock">operator <text:span text:style-name="symbol1_5f_cpp">&lt;&lt;</text:span></text:p>
      <text:p text:style-name="Standard"/>
      <text:p text:style-name="Quotations">Write to the stream with formatting, like <text:span text:style-name="Code">fprintf()</text:span> or <text:span text:style-name="Code">sprintf()</text:span>.</text:p>
      <text:p text:style-name="CodeBlock">ostream <text:span text:style-name="symbol3_5f_cpp">&amp;</text:span> put<text:span text:style-name="symbol0_5f_cpp">(</text:span><text:span text:style-name="keyword3_5f_cpp">char</text:span> c<text:span text:style-name="symbol0_5f_cpp">)</text:span><text:span text:style-name="symbol4_5f_cpp">;</text:span></text:p>
      <text:p text:style-name="Standard"/>
      <text:p text:style-name="Standard"><text:tab/>Write a character to the stream.</text:p>
      <text:p text:style-name="Standard"/>
      <text:p text:style-name="CodeBlock">ostream <text:span text:style-name="symbol3_5f_cpp">&amp;</text:span> write<text:span text:style-name="symbol0_5f_cpp">(</text:span><text:span text:style-name="keyword3_5f_cpp">char</text:span> <text:span text:style-name="symbol2_5f_cpp">*</text:span>string, streamsize count<text:span text:style-name="symbol0_5f_cpp">)</text:span><text:span text:style-name="symbol4_5f_cpp">;</text:span></text:p>
      <text:p text:style-name="Standard"/>
      <text:p text:style-name="Standard"><text:tab/>Write a string of <text:span text:style-name="Code">count</text:span> length to the stream.</text:p>
      <text:p text:style-name="Standard"/>
      <text:p text:style-name="CodeBlock">streampos tellp<text:span text:style-name="symbol0_5f_cpp">()</text:span><text:span text:style-name="symbol4_5f_cpp">;</text:span> </text:p>
      <text:p text:style-name="CodeBlock">ostream <text:span text:style-name="symbol3_5f_cpp">&amp;</text:span> seekp<text:span text:style-name="symbol0_5f_cpp">(</text:span>streampos pos<text:span text:style-name="symbol0_5f_cpp">)</text:span><text:span text:style-name="symbol4_5f_cpp">;</text:span> </text:p>
      <text:p text:style-name="CodeBlock">ostream <text:span text:style-name="symbol3_5f_cpp">&amp;</text:span> seekp<text:span text:style-name="symbol0_5f_cpp">(</text:span>streamoff offset, ios_base<text:span text:style-name="symbol4_5f_cpp">::</text:span><text:span text:style-name="member1_5f_cpp">seekdir</text:span> direction<text:span text:style-name="symbol0_5f_cpp">)</text:span><text:span text:style-name="symbol4_5f_cpp">;</text:span> </text:p>
      <text:p text:style-name="Standard"/>
      <text:p text:style-name="Quotations">These methods get and set the position for the next <text:span text:style-name="Code">put()</text:span> or <text:span text:style-name="Code">write()</text:span> call. The position to be set can be either absolute (<text:span text:style-name="Code">position</text:span>) or relative to the current one (<text:span text:style-name="Code">offset</text:span>, <text:span text:style-name="Code">direction</text:span>).</text:p>
      <text:h text:style-name="Heading_20_3" text:outline-level="3">Methods Common to istream and ostream</text:h>
      <text:p text:style-name="Standard"/>
      <text:p text:style-name="CodeBlock"><text:span text:style-name="keyword3_5f_cpp">bool</text:span> good<text:span text:style-name="symbol0_5f_cpp">()</text:span> <text:span text:style-name="keyword3_5f_cpp">const</text:span><text:span text:style-name="symbol4_5f_cpp">;</text:span></text:p>
      <text:p text:style-name="CodeBlock"><text:span text:style-name="keyword3_5f_cpp">bool</text:span> bad<text:span text:style-name="symbol0_5f_cpp">()</text:span> <text:span text:style-name="keyword3_5f_cpp">const</text:span><text:span text:style-name="symbol4_5f_cpp">;</text:span></text:p>
      <text:p text:style-name="CodeBlock"><text:span text:style-name="keyword3_5f_cpp">bool</text:span> fail<text:span text:style-name="symbol0_5f_cpp">()</text:span> <text:span text:style-name="keyword3_5f_cpp">const</text:span><text:span text:style-name="symbol4_5f_cpp">;</text:span></text:p>
      <text:p text:style-name="CodeBlock"><text:span text:style-name="keyword3_5f_cpp">bool</text:span> operator <text:span text:style-name="symbol3_5f_cpp">!</text:span> <text:span text:style-name="symbol0_5f_cpp">()</text:span> <text:span text:style-name="keyword3_5f_cpp">const</text:span><text:span text:style-name="symbol4_5f_cpp">;</text:span></text:p>
      <text:p text:style-name="CodeBlock"><text:span text:style-name="keyword3_5f_cpp">bool</text:span> eof() <text:span text:style-name="keyword3_5f_cpp">const</text:span><text:span text:style-name="symbol4_5f_cpp">;</text:span></text:p>
      <text:p text:style-name="Standard"/>
      <text:p text:style-name="Quotations">These functions deal with the error state of the stream. When a file stream comes to its end, the <text:span text:style-name="Code">eof</text:span> flag is set, whose state is returned by the <text:span text:style-name="Code">eof()</text:span> method. The <text:span text:style-name="Code">bad</text:span> flag for a stream is set when an error has occurred which affects the integrity of the stream. The <text:span text:style-name="Code">fail</text:span> flag is set when individual operations fail for one reason or another, while the <text:span text:style-name="Code">bad</text:span> flag tends to be set for problems that affect operations in general. <text:span text:style-name="Code">bad()</text:span> returns true when the <text:span text:style-name="Code">bad</text:span> flag is set, but <text:span text:style-name="Code">fail()</text:span> returns true when either <text:span text:style-name="Code">bad</text:span> or <text:span text:style-name="Code">fail</text:span> is set. The <text:span text:style-name="Code">!</text:span> operator does the same thing. <text:span text:style-name="Code">good()</text:span> isn't really the opposite of <text:span text:style-name="Code">bad()</text:span>. Instead, it returns false whenever any of the error flags are set, <text:span text:style-name="Code">bad</text:span>, <text:span text:style-name="Code">fail</text:span>, or <text:span text:style-name="Code">eof</text:span>. In short, if you're reading a file, looping over <text:span text:style-name="Code">while(myStream.good())</text:span> will be sufficient to ensure that you can read the file.</text:p>
      <text:p text:style-name="CodeBlock">streamsize width<text:span text:style-name="symbol0_5f_cpp">()</text:span> <text:span text:style-name="keyword3_5f_cpp">const</text:span><text:span text:style-name="symbol4_5f_cpp">;</text:span> </text:p>
      <text:p text:style-name="CodeBlock">streamsize width<text:span text:style-name="symbol0_5f_cpp">(</text:span>streamsize wide<text:span text:style-name="symbol0_5f_cpp">)</text:span><text:span text:style-name="symbol4_5f_cpp">;</text:span></text:p>
      <text:p text:style-name="Standard"/>
      <text:p text:style-name="Quotations"><text:soft-page-break/>Get or set the width of a field. If you are looking to print with a set alignment or a fixed width, you'll need these methods.</text:p>
      <text:p text:style-name="CodeBlock"><text:span text:style-name="keyword3_5f_cpp">char</text:span> fill<text:span text:style-name="symbol0_5f_cpp">()</text:span> <text:span text:style-name="keyword3_5f_cpp">const</text:span><text:span text:style-name="symbol4_5f_cpp">;</text:span> </text:p>
      <text:p text:style-name="CodeBlock"><text:span text:style-name="keyword3_5f_cpp">char</text:span> fill<text:span text:style-name="symbol0_5f_cpp">(</text:span><text:span text:style-name="keyword3_5f_cpp">char</text:span> c<text:span text:style-name="symbol0_5f_cpp">)</text:span><text:span text:style-name="symbol4_5f_cpp">;</text:span> </text:p>
      <text:p text:style-name="Standard"/>
      <text:p text:style-name="Quotations">Set or get the fill character used to pad for alignment or fixed-width formatting. The default is a space.</text:p>
      <text:p text:style-name="Standard">Wow. That's a lot of methods. Luckily, only a handful of these are necessary for just basic file operations like reading or writing a file. The methods in the list above aren't even the full list of available methods. They are just the you'll likely ever need in day-to-day coding.</text:p>
      <text:h text:style-name="Heading_20_2" text:outline-level="2">Formatting with C++ Streams</text:h>
      <text:p text:style-name="Standard">One example of the increased flexibility that C++ streams provide is formatting. <text:span text:style-name="Code">printf()</text:span> and its brethren provide a wealth of formatting options, but <text:span text:style-name="Code">cin</text:span> and <text:span text:style-name="Code">cout</text:span> have more. They are used the same way that <text:span text:style-name="Code">endl</text:span> is used to add an end-of-line character.</text:p>
      <text:p text:style-name="Standard"/>
      <text:p text:style-name="Standard">Most stream manipulators, unlike <text:span text:style-name="Code">endl</text:span>, actually modify the state of the stream to which they are applied. For example, the <text:span text:style-name="Code">boolalpha</text:span> manipulator causes boolean values to be converted to their string equivalents. Considering that they are normally converted to the string equivalents of their numeric values (1 for true, 0 for false), this is a nice convenience. By sending a <text:span text:style-name="Code">boolalpha</text:span> manipulator to a stream, all future boolean values are converted to "true" or "false." This mode can be turned off by sending a <text:span text:style-name="Code">noboolalpha</text:span> manipulator to the stream.</text:p>
      <text:p text:style-name="Standard"/>
      <text:p text:style-name="CodeBlock"><text:span text:style-name="comment1_5f_cpp">#include &lt;iostream&gt; </text:span></text:p>
      <text:p text:style-name="CodeBlock"/>
      <text:p text:style-name="CodeBlock"><text:span text:style-name="keyword1_5f_cpp">using</text:span> <text:span text:style-name="keyword1_5f_cpp">namespace</text:span> std<text:span text:style-name="symbol4_5f_cpp">;</text:span> </text:p>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comment0_5f_cpp">// The hex manipulator causes integers to be displayed in hexidecimal</text:span></text:p>
      <text:p text:style-name="CodeBlock"><text:tab/><text:span text:style-name="keyword2_5f_cpp">cout</text:span> <text:span text:style-name="symbol1_5f_cpp">&lt;&lt;</text:span> boolalpha <text:span text:style-name="symbol1_5f_cpp">&lt;&lt;</text:span> hex<text:span text:style-name="symbol4_5f_cpp">;</text:span> </text:p>
      <text:p text:style-name="CodeBlock"><text:tab/><text:span text:style-name="keyword2_5f_cpp">cout</text:span> <text:span text:style-name="symbol1_5f_cpp">&lt;&lt;</text:span> <text:span text:style-name="keyword1_5f_cpp">true</text:span> <text:span text:style-name="symbol1_5f_cpp">&lt;&lt;</text:span> endl<text:span text:style-name="symbol4_5f_cpp">;</text:span> </text:p>
      <text:p text:style-name="CodeBlock"><text:tab/><text:span text:style-name="keyword2_5f_cpp">cout</text:span> <text:span text:style-name="symbol1_5f_cpp">&lt;&lt;</text:span> <text:span text:style-name="number_5f_cpp">123</text:span> <text:span text:style-name="symbol1_5f_cpp">&lt;&lt;</text:span> endl<text:span text:style-name="symbol4_5f_cpp">;</text:span> </text:p>
      <text:p text:style-name="CodeBlock"><text:tab/></text:p>
      <text:p text:style-name="CodeBlock"><text:tab/><text:span text:style-name="comment0_5f_cpp">// Manipulators can be sent inline like this or on their own,</text:span></text:p>
      <text:p text:style-name="CodeBlock"><text:tab/><text:span text:style-name="comment0_5f_cpp">// like the above.</text:span></text:p>
      <text:p text:style-name="CodeBlock"><text:tab/><text:span text:style-name="keyword2_5f_cpp">cout</text:span> <text:span text:style-name="symbol1_5f_cpp">&lt;&lt;</text:span> noboolalpha <text:span text:style-name="symbol1_5f_cpp">&lt;&lt;</text:span> <text:span text:style-name="keyword1_5f_cpp">true</text:span> <text:span text:style-name="symbol1_5f_cpp">&lt;&lt;</text:span> endl<text:span text:style-name="symbol4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Standard"/>
      <text:p text:style-name="Standard">The output from this program looks like this:</text:p>
      <text:p text:style-name="Standard"/>
      <text:p text:style-name="CodeBlock">true </text:p>
      <text:p text:style-name="CodeBlock">7b </text:p>
      <text:p text:style-name="CodeBlock">1 </text:p>
      <text:p text:style-name="Standard"/>
      <text:p text:style-name="Standard">Here is a list of some of the other available manipulators.</text:p>
      <text:p text:style-name="Standard"/>
      <table:table table:name="C++Manipulators" table:style-name="C_2b__2b_Manipulators">
        <table:table-column table:style-name="C_2b__2b_Manipulators.A"/>
        <table:table-column table:style-name="C_2b__2b_Manipulators.B"/>
        <table:table-header-rows>
          <text:soft-page-break/>
          <table:table-row>
            <table:table-cell table:style-name="C_2b__2b_Manipulators.A1" office:value-type="string">
              <text:p text:style-name="Table_20_Heading">Manipulator</text:p>
            </table:table-cell>
            <table:table-cell table:style-name="C_2b__2b_Manipulators.B1" office:value-type="string">
              <text:p text:style-name="Table_20_Heading">Description</text:p>
            </table:table-cell>
          </table:table-row>
        </table:table-header-rows>
        <table:table-row>
          <table:table-cell table:style-name="C_2b__2b_Manipulators.A2" office:value-type="string">
            <text:p text:style-name="Table_20_Contents">boolalpha, noboolalpha</text:p>
          </table:table-cell>
          <table:table-cell table:style-name="C_2b__2b_Manipulators.B2" office:value-type="string">
            <text:p text:style-name="Table_20_Contents">Turns on/off conversion of boolean values to their string equivalents, i.e. true → "true".</text:p>
          </table:table-cell>
        </table:table-row>
        <table:table-row>
          <table:table-cell table:style-name="C_2b__2b_Manipulators.A2" office:value-type="string">
            <text:p text:style-name="Table_20_Contents">dec, hex, oct</text:p>
          </table:table-cell>
          <table:table-cell table:style-name="C_2b__2b_Manipulators.B2" office:value-type="string">
            <text:p text:style-name="Table_20_Contents">Set the numeric base mode to decimal, hexadecimal, or octal.</text:p>
          </table:table-cell>
        </table:table-row>
        <table:table-row>
          <table:table-cell table:style-name="C_2b__2b_Manipulators.A2" office:value-type="string">
            <text:p text:style-name="Table_20_Contents">flush</text:p>
          </table:table-cell>
          <table:table-cell table:style-name="C_2b__2b_Manipulators.B2" office:value-type="string">
            <text:p text:style-name="Table_20_Contents">Flushes the file buffer. Any data which is waiting to be written to the stream is written.</text:p>
          </table:table-cell>
        </table:table-row>
        <table:table-row>
          <table:table-cell table:style-name="C_2b__2b_Manipulators.A2" office:value-type="string">
            <text:p text:style-name="Table_20_Contents">skipws, noskipws</text:p>
          </table:table-cell>
          <table:table-cell table:style-name="C_2b__2b_Manipulators.B2" office:value-type="string">
            <text:p text:style-name="Table_20_Contents">Toggles whitespace skipping. When enabled, this causes reads to skip over tabs, spaces, and newlines. This mode is a huge time-saver when reading configuration files.</text:p>
          </table:table-cell>
        </table:table-row>
        <table:table-row>
          <table:table-cell table:style-name="C_2b__2b_Manipulators.A2" office:value-type="string">
            <text:p text:style-name="Table_20_Contents">showbase, noshowbase</text:p>
          </table:table-cell>
          <table:table-cell table:style-name="C_2b__2b_Manipulators.B2" office:value-type="string">
            <text:p text:style-name="Table_20_Contents">Prepend numbers based on their numeric base. Hexadecimal numbers begin with 0x and octal numbers begin with 0. Decimal numbers have no prefix.</text:p>
          </table:table-cell>
        </table:table-row>
      </table:table>
      <text:p text:style-name="Standard"/>
      <text:p text:style-name="Standard">This is by no means a complete list. A more-complete list may be found in any C++ reference, such as that provided at <text:a xlink:type="simple" xlink:href="http://www.cplusplus.org/">http://www.cplusplus.org/</text:a></text:p>
      <text:h text:style-name="Heading_20_2" text:outline-level="2">C++ Exceptions</text:h>
      <text:p text:style-name="Standard">Exceptions are a way of building error handling into our programs. Haiku doesn't generally use them because they incur a significant performance hit, but knowing about them is nonetheless important.</text:p>
      <text:p text:style-name="Standard"/>
      <text:p text:style-name="Standard">Use of exceptions centers around three different C++ language elements: <text:span text:style-name="Code">try</text:span> blocks, <text:span text:style-name="Code">throw</text:span> statements, and <text:span text:style-name="Code">catch</text:span> blocks. When a section of code may run into an exceptional error condition, it is placed into a <text:span text:style-name="Code">try</text:span> block. Should it have a problem, it will <text:span text:style-name="Code">throw</text:span> an exception. This causes code execution to move up the series of nested function calls, known as the <text:span text:style-name="Definition">call stack</text:span>, until it encounters a <text:span text:style-name="Code">catch</text:span> block which handles the kind of exception raised. If it gets to the top of the call stack and still remains unhandled, your program will abort. Here is an example of how exceptions are used:</text:p>
      <text:p text:style-name="Standard"/>
      <text:p text:style-name="CodeBlock"><text:span text:style-name="comment1_5f_cpp">#include &lt;iostream&gt; </text:span></text:p>
      <text:p text:style-name="CodeBlock"/>
      <text:p text:style-name="CodeBlock"><text:span text:style-name="keyword1_5f_cpp">using</text:span> <text:span text:style-name="keyword1_5f_cpp">namespace</text:span> std<text:span text:style-name="symbol4_5f_cpp">;</text:span> </text:p>
      <text:p text:style-name="CodeBlock"/>
      <text:p text:style-name="CodeBlock"><text:span text:style-name="keyword3_5f_cpp">void</text:span> </text:p>
      <text:p text:style-name="CodeBlock">SomeFunction<text:span text:style-name="symbol0_5f_cpp">(</text:span><text:span text:style-name="keyword3_5f_cpp">void</text:span><text:span text:style-name="symbol0_5f_cpp">)</text:span> </text:p>
      <text:p text:style-name="CodeBlock"><text:span text:style-name="symbol0_5f_cpp">{</text:span></text:p>
      <text:p text:style-name="CodeBlock"><text:span text:style-name="symbol0_5f_cpp"><text:tab/></text:span><text:span text:style-name="comment0_5f_cpp">// Let's say something unexpected happens. We'll throw an exception. </text:span></text:p>
      <text:p text:style-name="CodeBlock"><text:tab/><text:span text:style-name="keyword0_5f_cpp">throw</text:span> <text:span text:style-name="number_5f_cpp">10</text:span><text:span text:style-name="symbol4_5f_cpp">;</text:span> </text:p>
      <text:p text:style-name="CodeBlock"><text:span text:style-name="symbol0_5f_cpp">}</text:span> </text:p>
      <text:p text:style-name="CodeBlock"/>
      <text:p text:style-name="CodeBlock"/>
      <text:p text:style-name="CodeBlock"><text:span text:style-name="keyword3_5f_cpp">int</text:span> </text:p>
      <text:p text:style-name="CodeBlock">main<text:span text:style-name="symbol0_5f_cpp">(</text:span><text:span text:style-name="keyword3_5f_cpp">void</text:span><text:span text:style-name="symbol0_5f_cpp">)</text:span> </text:p>
      <text:p text:style-name="CodeBlock"><text:span text:style-name="symbol0_5f_cpp">{</text:span> </text:p>
      <text:p text:style-name="CodeBlock"><text:tab/><text:span text:style-name="keyword1_5f_cpp">try</text:span> </text:p>
      <text:p text:style-name="CodeBlock"><text:tab/><text:span text:style-name="symbol0_5f_cpp">{</text:span> </text:p>
      <text:p text:style-name="CodeBlock"><text:tab/><text:tab/><text:span text:style-name="comment0_5f_cpp">// We placed a function which might raise an exception inside</text:span></text:p>
      <text:p text:style-name="CodeBlock"><text:tab/><text:tab/><text:span text:style-name="comment0_5f_cpp">// this try block. Should one occur, it will be handled in</text:span></text:p>
      <text:p text:style-name="CodeBlock"><text:tab/><text:tab/><text:span text:style-name="comment0_5f_cpp">// the catch block.</text:span></text:p>
      <text:p text:style-name="CodeBlock"><text:soft-page-break/><text:tab/><text:tab/>SomeFunction<text:span text:style-name="symbol0_5f_cpp">()</text:span><text:span text:style-name="symbol4_5f_cpp">;</text:span> </text:p>
      <text:p text:style-name="CodeBlock"><text:tab/><text:span text:style-name="symbol0_5f_cpp">}</text:span> </text:p>
      <text:p text:style-name="CodeBlock"><text:tab/><text:span text:style-name="keyword1_5f_cpp">catch </text:span><text:span text:style-name="symbol0_5f_cpp">(</text:span><text:span text:style-name="keyword3_5f_cpp">int</text:span> error<text:span text:style-name="symbol0_5f_cpp">)</text:span> </text:p>
      <text:p text:style-name="CodeBlock"><text:tab/><text:span text:style-name="symbol0_5f_cpp">{</text:span></text:p>
      <text:p text:style-name="CodeBlock"><text:span text:style-name="symbol0_5f_cpp"><text:tab/><text:tab/></text:span><text:span text:style-name="comment0_5f_cpp">// Should an exception get to the top of the call stack, it</text:span></text:p>
      <text:p text:style-name="CodeBlock"><text:span text:style-name="symbol0_5f_cpp"><text:tab/><text:tab/></text:span><text:span text:style-name="comment0_5f_cpp">// causes the program to completely abort, which is a bad</text:span></text:p>
      <text:p text:style-name="CodeBlock"><text:span text:style-name="symbol0_5f_cpp"><text:tab/><text:tab/></text:span><text:span text:style-name="comment0_5f_cpp">// thing. If you have a try block, you should definitely</text:span></text:p>
      <text:p text:style-name="CodeBlock"><text:span text:style-name="symbol0_5f_cpp"><text:tab/><text:tab/></text:span><text:span text:style-name="comment0_5f_cpp">// have a catch block after it. </text:span></text:p>
      <text:p text:style-name="CodeBlock"><text:tab/><text:tab/><text:span text:style-name="keyword2_5f_cpp">cout</text:span><text:tab/><text:span text:style-name="symbol1_5f_cpp">&lt;&lt;</text:span> <text:span text:style-name="string_5f_cpp">"An unusual error occurred. Exception number "</text:span></text:p>
      <text:p text:style-name="CodeBlock"><text:tab/><text:tab/><text:tab/><text:span text:style-name="symbol1_5f_cpp">&lt;&lt;</text:span> error <text:span text:style-name="symbol1_5f_cpp">&lt;&lt;</text:span> endl<text:span text:style-name="symbol4_5f_cpp">;</text:span> </text:p>
      <text:p text:style-name="CodeBlock"><text:tab/><text:span text:style-name="symbol0_5f_cpp">}</text:span> </text:p>
      <text:p text:style-name="CodeBlock"><text:tab/> </text:p>
      <text:p text:style-name="CodeBlock"><text:tab/><text:span text:style-name="keyword0_5f_cpp">return</text:span> <text:span text:style-name="number_5f_cpp">0</text:span><text:span text:style-name="symbol4_5f_cpp">;</text:span> </text:p>
      <text:p text:style-name="CodeBlock"><text:span text:style-name="symbol0_5f_cpp">}</text:span> </text:p>
      <text:p text:style-name="Standard"/>
      <text:p text:style-name="Standard">Exceptions are rarely used in Haiku programming because the API provides sufficient error-handling capabilities and, as mentioned before, because exception-handling causes a significant performance hit. </text:p>
      <text:h text:style-name="Heading_20_2" text:outline-level="2">Going Further</text:h>
      <text:list xml:id="list554558947" text:style-name="L1">
        <text:list-item>
          <text:p text:style-name="P5">Look over the other manipulators in another reference. What kinds of cool things could be done with them?</text:p>
        </text:list-item>
        <text:list-item>
          <text:p text:style-name="P5">If you were going to design a simple memory database with records having a fixed size, how could you represent different kinds of data? What kind of STL containers could you use? How would you read a record? How would you go about writing one? Deleting one? How about saving and loading the thing?</text:p>
        </text:list-item>
      </text:list>
      <text:p text:style-name="Standard"><text:span text:style-name="pro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09-30T07:38:53</dc:date>
    <meta:editing-duration>PT84H23M53S</meta:editing-duration>
    <meta:editing-cycles>1285</meta:editing-cycles>
    <meta:generator>OpenOffice.org/3.2$Linux OpenOffice.org_project/320m12$Build-9483</meta:generator>
    <dc:creator>DarkWyrm </dc:creator>
    <meta:document-statistic meta:table-count="1" meta:image-count="1" meta:object-count="0" meta:page-count="10" meta:paragraph-count="328" meta:word-count="2423" meta:character-count="14599"/>
    <meta:user-defined meta:name="Info 1"/>
    <meta:user-defined meta:name="Info 2"/>
    <meta:user-defined meta:name="Info 3"/>
    <meta:user-defined meta:name="Info 4"/>
  </office:meta>
</office:document-meta>
</file>